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8000"/>
    </style:style>
    <style:style style:name="ce3" style:family="table-cell" style:parent-style-name="Default" style:data-style-name="N36">
      <style:table-cell-properties fo:border="thin solid #000000" fo:background-color="#FF8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0.9008333333333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4.5508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9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order="thin solid #000000" fo:background-color="transparent"/>
      <style:map style:condition="of:is-true-formula(ISODD(ROW()))" style:apply-style-name="cf1" style:base-cell-address="Bill_of_Material.A2"/>
    </style:style>
    <style:style style:name="ce10" style:family="table-cell" style:parent-style-name="Default" style:data-style-name="N0">
      <style:table-cell-properties fo:border="thin solid #000000"/>
      <style:map style:condition="of:is-true-formula(ISODD(ROW()))" style:apply-style-name="cf1" style:base-cell-address="Bill_of_Material.A2"/>
    </style:style>
    <style:style style:name="ce11" style:family="table-cell" style:parent-style-name="Default" style:data-style-name="N36">
      <style:table-cell-properties fo:border="thin solid #000000"/>
      <style:map style:condition="of:is-true-formula(ISODD(ROW()))" style:apply-style-name="cf1" style:base-cell-address="Bill_of_Material.A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List.$A$2:.$A$18])" table:base-cell-address="Bill_of_Material.E2" table:allow-empty-cell="false">
          <table:help-message/>
          <table:error-message/>
        </table:content-validation>
      </table:content-validations>
      <table:table table:name="Bill_of_Material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8"/>
        <table:table-column table:style-name="co6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rt./isbn</text:p>
          </table:table-cell>
          <table:table-cell office:value-type="string" table:style-name="ce3">
            <text:p>Unit price</text:p>
          </table:table-cell>
          <table:table-cell office:value-type="string" table:style-name="ce3">
            <text:p>Total price</text:p>
          </table:table-cell>
          <table:table-cell office:value-type="string" table:style-name="ce2">
            <text:p>Comment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LDR</text:p>
          </table:table-cell>
          <table:table-cell office:value-type="string" table:style-name="ce9">
            <text:p>R8</text:p>
          </table:table-cell>
          <table:table-cell office:value-type="string" table:style-name="ce9">
            <text:p>10kOhm</text:p>
          </table:table-cell>
          <table:table-cell office:value-type="string" table:style-name="ce9">
            <text:p>-</text:p>
          </table:table-cell>
          <table:table-cell office:value-type="string" table:content-validation-name="val1" table:style-name="ce10">
            <text:p>Mouser</text:p>
          </table:table-cell>
          <table:table-cell office:value-type="string" table:style-name="ce10">
            <text:p>1 piece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ght-Dependant Resistor Sparkfun</text:p>
          </table:table-cell>
          <table:table-cell office:value-type="string" table:style-name="ce10">
            <text:p>474-SEN-09088</text:p>
          </table:table-cell>
          <table:table-cell office:value-type="currency" office:value="1.4" table:style-name="ce11">
            <text:p>CHF 1.40</text:p>
          </table:table-cell>
          <table:table-cell office:value-type="currency" office:value="2.8" table:formula="of:=[.G2]*[.J2]" table:style-name="ce11">
            <text:p>CHF 2.80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string" table:style-name="ce9">
            <text:p>Speaker</text:p>
          </table:table-cell>
          <table:table-cell office:value-type="string" table:style-name="ce9">
            <text:p>SP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Solder Pin</text:p>
          </table:table-cell>
          <table:table-cell office:value-type="string" table:content-validation-name="val1" table:style-name="ce10">
            <text:p>Mouser</text:p>
          </table:table-cell>
          <table:table-cell office:value-type="string" table:style-name="ce10">
            <text:p>1 piec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Haut-parleurs et transducteurs 3VP-P 70MA 20 OHM 86DBA<text:s/></text:p>
          </table:table-cell>
          <table:table-cell office:value-type="string" table:style-name="ce10">
            <text:p>665-AT0927TT3R</text:p>
          </table:table-cell>
          <table:table-cell office:value-type="currency" office:value="1.8" table:style-name="ce11">
            <text:p>CHF 1.80</text:p>
          </table:table-cell>
          <table:table-cell office:value-type="currency" office:value="1.8" table:formula="of:=[.G3]*[.J3]" table:style-name="ce11">
            <text:p>CHF 1.80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string" table:style-name="ce9">
            <text:p>N-MOS</text:p>
          </table:table-cell>
          <table:table-cell office:value-type="string" table:style-name="ce9">
            <text:p>T1, T2, T3, T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SOT23-3</text:p>
          </table:table-cell>
          <table:table-cell office:value-type="string" table:content-validation-name="val1" table:style-name="ce10">
            <text:p>Mouser</text:p>
          </table:table-cell>
          <table:table-cell office:value-type="string" table:style-name="ce10">
            <text:p>1 piece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Transistor MOSFET Canal N, Rds On 25mOhms</text:p>
          </table:table-cell>
          <table:table-cell office:value-type="string" table:style-name="ce10">
            <text:p>771-PMV13XNEAR<text:s/></text:p>
          </table:table-cell>
          <table:table-cell office:value-type="currency" office:value="0.42099999999999999" table:style-name="ce11">
            <text:p>CHF 0.42</text:p>
          </table:table-cell>
          <table:table-cell office:value-type="currency" office:value="3.3679999999999999" table:formula="of:=[.G4]*[.J4]" table:style-name="ce11">
            <text:p>CHF 3.37</text:p>
          </table:table-cell>
          <table:table-cell table:style-name="ce10"/>
          <table:table-cell table:number-columns-repeated="16372"/>
        </table:table-row>
        <table:table-row table:number-rows-repeated="31" table:style-name="ro1">
          <table:table-cell table:style-name="ce9"/>
          <table:table-cell table:style-name="ce9"/>
          <table:table-cell table:style-name="ce9"/>
          <table:table-cell table:style-name="ce9"/>
          <table:table-cell table:content-validation-name="val1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1"/>
          <table:table-cell table:style-name="ce10"/>
          <table:table-cell table:number-columns-repeated="16372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Prout Samy Prout Prout</text:p>
          </table:table-cell>
          <table:table-cell table:number-columns-repeated="16376"/>
        </table:table-row>
        <table:table-row table:number-rows-repeated="1048526" table:style-name="ro2">
          <table:table-cell table:number-columns-repeated="16384"/>
        </table:table-row>
      </table:table>
      <table:table table:name="List" table:style-name="ta1">
        <table:table-column table:style-name="co3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Distrib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el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n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ser</text:p>
          </table:table-cell>
          <table:table-cell table:number-columns-repeated="1638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CC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gnesImpaires" style:family="table-cell" style:data-style-name="N0">
      <style:table-cell-properties style:vertical-align="automatic" fo:background-color="#CCCCCC" style:cell-protect="none"/>
    </style:style>
    <style:style style:name="LignesPaires" style:family="table-cell" style:data-style-name="N0">
      <style:table-cell-properties style:vertical-align="automatic" fo:background-color="transparent" style:cell-protect="non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my Francelet</dc:creator>
    <meta:creation-date>2019-04-16T13:42:53Z</meta:creation-date>
    <dc:date>2021-08-26T12:04:36Z</dc:date>
    <meta:editing-cycles>9</meta:editing-cycles>
    <meta:editing-duration>PT0S</meta:editing-duration>
  </office:meta>
</office:document-meta>
</file>